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KNINGAR:</text:p>
      <text:p text:style-name="Standard"/>
      <text:p text:style-name="Standard">jag började med att skapa klasserna som instruerat i uppgiftsbeskrivningen och att definiera de variabler som behövdes i varje klas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kim S</meta:initial-creator>
    <meta:creation-date>2017-10-10T17:03:47.04</meta:creation-date>
    <meta:generator>OpenOffice/4.1.2$Win32 OpenOffice.org_project/412m3$Build-9782</meta:generator>
    <meta:document-statistic meta:table-count="0" meta:image-count="0" meta:object-count="0" meta:page-count="1" meta:paragraph-count="2" meta:word-count="21" meta:character-count="148"/>
    <dc:date>2017-10-10T17:06:18.14</dc:date>
    <dc:creator>Joakim S</dc:creator>
    <meta:editing-duration>PT2M38S</meta:editing-duration>
    <meta:editing-cycles>1</meta:editing-cycles>
  </office:meta>
</office:document-meta>
</file>